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Standard" style:list-style-name="">
      <style:paragraph-properties fo:margin-top="0cm" fo:margin-bottom="0.494cm" style:contextual-spacing="false" fo:line-height="100%"/>
    </style:style>
    <style:style style:name="P2" style:family="paragraph" style:parent-style-name="Standard" style:list-style-name="">
      <style:paragraph-properties fo:margin-top="0.494cm" fo:margin-bottom="0.494cm" style:contextual-spacing="false" fo:line-height="100%"/>
    </style:style>
    <style:style style:name="P3" style:family="paragraph" style:parent-style-name="Standard" style:list-style-name="WWNum1">
      <style:paragraph-properties fo:margin-top="0.494cm" fo:margin-bottom="0cm" style:contextual-spacing="false" fo:line-height="100%"/>
    </style:style>
    <style:style style:name="P4" style:family="paragraph" style:parent-style-name="Standard" style:list-style-name="WWNum1">
      <style:paragraph-properties fo:margin-top="0cm" fo:margin-bottom="0.494cm" style:contextual-spacing="false" fo:line-height="100%"/>
    </style:style>
    <style:style style:name="P5" style:family="paragraph" style:parent-style-name="Standard" style:list-style-name="WWNum1">
      <style:paragraph-properties fo:margin-top="0cm" fo:margin-bottom="0cm" style:contextual-spacing="false" fo:line-height="100%"/>
    </style:style>
    <style:style style:name="P6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" style:family="paragraph" style:parent-style-name="Standard" style:list-style-name="WWNum2">
      <style:paragraph-properties fo:margin-top="0.494cm" fo:margin-bottom="0cm" style:contextual-spacing="false" fo:line-height="100%"/>
    </style:style>
    <style:style style:name="P8" style:family="paragraph" style:parent-style-name="Standard" style:list-style-name="WWNum2">
      <style:paragraph-properties fo:margin-top="0cm" fo:margin-bottom="0.494cm" style:contextual-spacing="false" fo:line-height="100%"/>
    </style:style>
    <style:style style:name="P9" style:family="paragraph" style:parent-style-name="Standard" style:list-style-name="WWNum2">
      <style:paragraph-properties fo:margin-top="0cm" fo:margin-bottom="0cm" style:contextual-spacing="false" fo:line-height="100%"/>
    </style:style>
    <style:style style:name="P10" style:family="paragraph" style:parent-style-name="Standard" style:list-style-name="WWNum3">
      <style:paragraph-properties fo:margin-top="0.494cm" fo:margin-bottom="0cm" style:contextual-spacing="false" fo:line-height="100%"/>
    </style:style>
    <style:style style:name="P11" style:family="paragraph" style:parent-style-name="Standard" style:list-style-name="WWNum3">
      <style:paragraph-properties fo:margin-top="0cm" fo:margin-bottom="0.494cm" style:contextual-spacing="false" fo:line-height="100%"/>
    </style:style>
    <style:style style:name="P12" style:family="paragraph" style:parent-style-name="Standard" style:list-style-name="WWNum4">
      <style:paragraph-properties fo:margin-top="0.494cm" fo:margin-bottom="0cm" style:contextual-spacing="false" fo:line-height="100%"/>
    </style:style>
    <style:style style:name="P13" style:family="paragraph" style:parent-style-name="Standard" style:list-style-name="WWNum4">
      <style:paragraph-properties fo:margin-top="0cm" fo:margin-bottom="0.494cm" style:contextual-spacing="false" fo:line-height="100%"/>
    </style:style>
    <style:style style:name="P14" style:family="paragraph" style:parent-style-name="Standard" style:list-style-name="WWNum4">
      <style:paragraph-properties fo:margin-top="0cm" fo:margin-bottom="0cm" style:contextual-spacing="false" fo:line-height="100%"/>
    </style:style>
    <style:style style:name="P15" style:family="paragraph" style:parent-style-name="Standard" style:list-style-name="WWNum5">
      <style:paragraph-properties fo:margin-top="0.494cm" fo:margin-bottom="0cm" style:contextual-spacing="false" fo:line-height="100%"/>
    </style:style>
    <style:style style:name="P16" style:family="paragraph" style:parent-style-name="Standard" style:list-style-name="WWNum5">
      <style:paragraph-properties fo:margin-top="0cm" fo:margin-bottom="0.494cm" style:contextual-spacing="false" fo:line-height="100%"/>
    </style:style>
    <style:style style:name="P17" style:family="paragraph" style:parent-style-name="Standard" style:list-style-name="WWNum6">
      <style:paragraph-properties fo:margin-top="0.494cm" fo:margin-bottom="0.494cm" style:contextual-spacing="false" fo:line-height="100%"/>
    </style:style>
    <style:style style:name="P18" style:family="paragraph" style:parent-style-name="Standard" style:list-style-name="WWNum7">
      <style:paragraph-properties fo:margin-top="0.494cm" fo:margin-bottom="0cm" style:contextual-spacing="false" fo:line-height="100%"/>
    </style:style>
    <style:style style:name="P19" style:family="paragraph" style:parent-style-name="Standard" style:list-style-name="WWNum7">
      <style:paragraph-properties fo:margin-top="0cm" fo:margin-bottom="0.494cm" style:contextual-spacing="false" fo:line-height="100%"/>
    </style:style>
    <style:style style:name="P20" style:family="paragraph" style:parent-style-name="Standard" style:list-style-name="WWNum8">
      <style:paragraph-properties fo:margin-top="0.494cm" fo:margin-bottom="0cm" style:contextual-spacing="false" fo:line-height="100%"/>
    </style:style>
    <style:style style:name="P21" style:family="paragraph" style:parent-style-name="Standard" style:list-style-name="WWNum8">
      <style:paragraph-properties fo:margin-top="0cm" fo:margin-bottom="0.494cm" style:contextual-spacing="false" fo:line-height="100%"/>
    </style:style>
    <style:style style:name="P22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cs" style:country-asian="CZ" style:font-name-complex="Courier New1" style:font-size-complex="10pt"/>
    </style:style>
    <style:style style:name="P23" style:family="paragraph" style:parent-style-name="Standard" style:list-style-name="">
      <style:paragraph-properties fo:margin-top="0.494cm" fo:margin-bottom="0.494cm" style:contextual-spacing="false" fo:line-height="100%"/>
      <style:text-properties style:font-name="Times New Roman" fo:font-size="13.5pt" fo:font-weight="bold" style:font-name-asian="Times New Roman1" style:font-size-asian="13.5pt" style:language-asian="cs" style:country-asian="CZ" style:font-weight-asian="bold" style:font-name-complex="Times New Roman1" style:font-size-complex="13.5pt" style:font-weight-complex="bold"/>
    </style:style>
    <style:style style:name="T1" style:family="text">
      <style:text-properties style:font-name="Times New Roman" fo:font-size="13.5pt" fo:font-weight="bold" style:font-name-asian="Times New Roman1" style:font-size-asian="13.5pt" style:language-asian="cs" style:country-asian="CZ" style:font-weight-asian="bold" style:font-name-complex="Times New Roman1" style:font-size-complex="13.5pt" style:font-weight-complex="bold"/>
    </style:style>
    <style:style style:name="T2" style:family="text">
      <style:text-properties style:font-name="Times New Roman" fo:font-size="12pt" style:font-name-asian="Times New Roman1" style:font-size-asian="12pt" style:language-asian="cs" style:country-asian="CZ" style:font-name-complex="Times New Roman1" style:font-size-complex="12pt"/>
    </style:style>
    <style:style style:name="T3" style:family="text">
      <style:text-properties style:font-name="Courier New" fo:font-size="10pt" style:font-name-asian="Times New Roman1" style:font-size-asian="10pt" style:language-asian="cs" style:country-asian="CZ" style:font-name-complex="Courier New1" style:font-size-complex="10pt"/>
    </style:style>
    <style:style style:name="T4" style:family="text">
      <style:text-properties style:font-name-asian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 loext:marker-style-name="T1"><text:span text:style-name="T1">1. Vytvoření seznamu a přístup k prvkům</text:span><text:span text:style-name="T1"/></text:h>
      <text:list text:style-name="WWNum1">
        <text:list-item>
          <text:p text:style-name="P3" loext:marker-style-name="T2"><text:span text:style-name="T2">Vytvoř seznam obsahující jména pěti různých zvířat.</text:span><text:span text:style-name="T2"/></text:p>
        </text:list-item>
        <text:list-item>
          <text:p text:style-name="P5" loext:marker-style-name="T2"><text:span text:style-name="T2">Vytiskni první a poslední zvíře v seznamu.</text:span><text:span text:style-name="T2"/></text:p>
        </text:list-item>
        <text:list-item>
          <text:p text:style-name="P4" loext:marker-style-name="T2"><text:span text:style-name="T2">Změň třetí zvíře na jiné zvíře a znovu vytiskni celý seznam.</text:span><text:span text:style-name="T2"/></text:p>
        </text:list-item>
      </text:list>
      <text:p text:style-name="P6" loext:marker-style-name="T3"><text:span text:style-name="T3"># 1. Vytvoření seznamu</text:span><text:span text:style-name="T3"/></text:p>
      <text:p text:style-name="P6" loext:marker-style-name="T3"><text:span text:style-name="T3">zvirata = ['pes', 'kocka', 'kralik', 'ptak', 'had']</text:span><text:span text:style-name="T3"/></text:p>
      <text:p text:style-name="P22" loext:marker-style-name="T3"/>
      <text:p text:style-name="P6" loext:marker-style-name="T3"><text:span text:style-name="T3"># 2. Vytiskni první a poslední zvíře</text:span><text:span text:style-name="T3"/></text:p>
      <text:p text:style-name="P6" loext:marker-style-name="T3"><text:span text:style-name="T3">print(zvirata[0]) <text:s/># První zvíře</text:span><text:span text:style-name="T3"/></text:p>
      <text:p text:style-name="P6" loext:marker-style-name="T3"><text:span text:style-name="T3">print(zvirata[-1]) <text:s/># Poslední zvíře</text:span><text:span text:style-name="T3"/></text:p>
      <text:p text:style-name="P22" loext:marker-style-name="T3"/>
      <text:p text:style-name="P6" loext:marker-style-name="T3"><text:span text:style-name="T3"># 3. Změna třetího zvířete</text:span><text:span text:style-name="T3"/></text:p>
      <text:p text:style-name="P6" loext:marker-style-name="T3"><text:span text:style-name="T3">zvirata[2] = 'kun'</text:span><text:span text:style-name="T3"/></text:p>
      <text:p text:style-name="P6" loext:marker-style-name="T3"><text:span text:style-name="T3">print(zvirata) <text:s/># Vytiskne aktualizovaný seznam</text:span><text:span text:style-name="T3"/></text:p>
      <text:h text:style-name="P2" text:outline-level="3" loext:marker-style-name="T1"><text:span text:style-name="T1">2. Přidávání a odstraňování prvků</text:span><text:span text:style-name="T1"/></text:h>
      <text:list text:style-name="WWNum2">
        <text:list-item>
          <text:p text:style-name="P7" loext:marker-style-name="T2"><text:span text:style-name="T2">Přidej dvě nová zvířata na konec seznamu.</text:span><text:span text:style-name="T2"/></text:p>
        </text:list-item>
        <text:list-item>
          <text:p text:style-name="P9" loext:marker-style-name="T2"><text:span text:style-name="T2">Odstraň druhé zvíře ze seznamu.</text:span><text:span text:style-name="T2"/></text:p>
        </text:list-item>
        <text:list-item>
          <text:p text:style-name="P8" loext:marker-style-name="T2"><text:span text:style-name="T2">Vytiskni aktualizovaný seznam.</text:span><text:span text:style-name="T2"/></text:p>
        </text:list-item>
      </text:list>
      <text:p text:style-name="P6" loext:marker-style-name="T3"><text:span text:style-name="T3"># Přidání nových zvířat</text:span><text:span text:style-name="T3"/></text:p>
      <text:p text:style-name="P6" loext:marker-style-name="T3"><text:span text:style-name="T3">zvirata.append('lev')</text:span><text:span text:style-name="T3"/></text:p>
      <text:p text:style-name="P6" loext:marker-style-name="T3"><text:span text:style-name="T3">zvirata.append('slon')</text:span><text:span text:style-name="T3"/></text:p>
      <text:p text:style-name="P22" loext:marker-style-name="T3"/>
      <text:p text:style-name="P6" loext:marker-style-name="T3"><text:span text:style-name="T3"># Odstranění druhého zvířete</text:span><text:span text:style-name="T3"/></text:p>
      <text:p text:style-name="P6" loext:marker-style-name="T3"><text:span text:style-name="T3">del zvirata[1]</text:span><text:span text:style-name="T3"/></text:p>
      <text:p text:style-name="P22" loext:marker-style-name="T3"/>
      <text:p text:style-name="P6" loext:marker-style-name="T3"><text:span text:style-name="T3"># Vytiskni aktualizovaný seznam</text:span><text:span text:style-name="T3"/></text:p>
      <text:p text:style-name="P6" loext:marker-style-name="T3"><text:span text:style-name="T3">print(zvirata)</text:span><text:span text:style-name="T3"/></text:p>
      <text:h text:style-name="P2" text:outline-level="3" loext:marker-style-name="T1"><text:span text:style-name="T1">3. Sčítání čísel v seznamu</text:span><text:span text:style-name="T1"/></text:h>
      <text:list text:style-name="WWNum3">
        <text:list-item>
          <text:p text:style-name="P10" loext:marker-style-name="T2"><text:span text:style-name="T2">Vytvoř seznam obsahující čísla od 1 do 5.</text:span><text:span text:style-name="T2"/></text:p>
        </text:list-item>
        <text:list-item>
          <text:p text:style-name="P11" loext:marker-style-name="T2"><text:span text:style-name="T2">Sečti všechna čísla v seznamu a vytiskni výsledek.</text:span><text:span text:style-name="T2"/></text:p>
        </text:list-item>
      </text:list>
      <text:p text:style-name="P6" loext:marker-style-name="T3"><text:span text:style-name="T3"># Vytvoření seznamu čísel</text:span><text:span text:style-name="T3"/></text:p>
      <text:p text:style-name="P6" loext:marker-style-name="T3"><text:span text:style-name="T3">cisla = [1, 2, 3, 4, 5]</text:span><text:span text:style-name="T3"/></text:p>
      <text:p text:style-name="P22" loext:marker-style-name="T3"/>
      <text:p text:style-name="P6" loext:marker-style-name="T3"><text:span text:style-name="T3"># Sčítání čísel</text:span><text:span text:style-name="T3"/></text:p>
      <text:p text:style-name="P6" loext:marker-style-name="T3"><text:span text:style-name="T3">soucet = sum(cisla)</text:span><text:span text:style-name="T3"/></text:p>
      <text:p text:style-name="P6" loext:marker-style-name="T3"><text:span text:style-name="T3">print(soucet) <text:s/># Vytiskne 15</text:span><text:span text:style-name="T3"/></text:p>
      <text:h text:style-name="P2" text:outline-level="3" loext:marker-style-name="T1"><text:span text:style-name="T1">4. Řazení seznamu</text:span><text:span text:style-name="T1"/></text:h>
      <text:list text:style-name="WWNum4">
        <text:list-item>
          <text:p text:style-name="P12" loext:marker-style-name="T2"><text:span text:style-name="T2">Vytvoř seznam obsahující názvy tří měst.</text:span><text:span text:style-name="T2"/></text:p>
        </text:list-item>
        <text:list-item>
          <text:p text:style-name="P14" loext:marker-style-name="T2"><text:span text:style-name="T2">Seřaď města podle abecedy a vytiskni je.</text:span><text:span text:style-name="T2"/></text:p>
        </text:list-item>
        <text:list-item>
          <text:p text:style-name="P13" loext:marker-style-name="T2"><text:span text:style-name="T2">Seřaď města v opačném abecedním pořadí a znovu je vytiskni.</text:span><text:span text:style-name="T2"/></text:p>
        </text:list-item>
      </text:list>
      <text:p text:style-name="P6" loext:marker-style-name="T3"><text:span text:style-name="T3"># Vytvoření seznamu měst</text:span><text:span text:style-name="T3"/></text:p>
      <text:p text:style-name="P6" loext:marker-style-name="T3"><text:span text:style-name="T3">mesta = ['Praha', 'Brno', 'Ostrava']</text:span><text:span text:style-name="T3"/></text:p>
      <text:p text:style-name="P22" loext:marker-style-name="T3"/>
      <text:p text:style-name="P6" loext:marker-style-name="T3"><text:span text:style-name="T3"># Seřazení podle abecedy</text:span><text:span text:style-name="T3"/></text:p>
      <text:p text:style-name="P6" loext:marker-style-name="T3"><text:soft-page-break/><text:span text:style-name="T3">mesta.sort()</text:span><text:span text:style-name="T3"/></text:p>
      <text:p text:style-name="P6" loext:marker-style-name="T3"><text:span text:style-name="T3">print(mesta)</text:span><text:span text:style-name="T3"/></text:p>
      <text:p text:style-name="P22" loext:marker-style-name="T3"/>
      <text:p text:style-name="P6" loext:marker-style-name="T3"><text:span text:style-name="T3"># Seřazení v opačném pořadí</text:span><text:span text:style-name="T3"/></text:p>
      <text:p text:style-name="P6" loext:marker-style-name="T3"><text:span text:style-name="T3">mesta.sort(reverse=True)</text:span><text:span text:style-name="T3"/></text:p>
      <text:p text:style-name="P6" loext:marker-style-name="T3"><text:span text:style-name="T3">print(mesta)</text:span><text:span text:style-name="T3"/></text:p>
      <text:h text:style-name="P2" text:outline-level="3" loext:marker-style-name="T1"><text:span text:style-name="T1">5. Kopírování seznamu</text:span><text:span text:style-name="T1"/></text:h>
      <text:list text:style-name="WWNum5">
        <text:list-item>
          <text:p text:style-name="P15" loext:marker-style-name="T2"><text:span text:style-name="T2">Vytvoř seznam obsahující tři oblíbené barvy.</text:span><text:span text:style-name="T2"/></text:p>
        </text:list-item>
        <text:list-item>
          <text:p text:style-name="P16" loext:marker-style-name="T2"><text:span text:style-name="T2">Vytvoř kopii tohoto seznamu a přidej k ní další barvu.</text:span><text:span text:style-name="T2"/></text:p>
        </text:list-item>
      </text:list>
      <text:p text:style-name="P6" loext:marker-style-name="T3"><text:span text:style-name="T3"># Vytvoření seznamu barev</text:span><text:span text:style-name="T3"/></text:p>
      <text:p text:style-name="P6" loext:marker-style-name="T3"><text:span text:style-name="T3">barvy = ['modrá', 'zelená', 'červená']</text:span><text:span text:style-name="T3"/></text:p>
      <text:p text:style-name="P22" loext:marker-style-name="T3"/>
      <text:p text:style-name="P6" loext:marker-style-name="T3"><text:span text:style-name="T3"># Kopírování seznamu</text:span><text:span text:style-name="T3"/></text:p>
      <text:p text:style-name="P6" loext:marker-style-name="T3"><text:span text:style-name="T3">kopie_barvy = barvy[:]</text:span><text:span text:style-name="T3"/></text:p>
      <text:p text:style-name="P22" loext:marker-style-name="T3"/>
      <text:p text:style-name="P6" loext:marker-style-name="T3"><text:span text:style-name="T3"># Přidání další barvy do kopie</text:span><text:span text:style-name="T3"/></text:p>
      <text:p text:style-name="P6" loext:marker-style-name="T3"><text:span text:style-name="T3">kopie_barvy.append('žlutá')</text:span><text:span text:style-name="T3"/></text:p>
      <text:p text:style-name="P22" loext:marker-style-name="T3"/>
      <text:p text:style-name="P6" loext:marker-style-name="T3"><text:span text:style-name="T3"># Vytiskni oba seznamy</text:span><text:span text:style-name="T3"/></text:p>
      <text:p text:style-name="P6" loext:marker-style-name="T3"><text:span text:style-name="T3">print(barvy) <text:s/># Původní seznam</text:span><text:span text:style-name="T3"/></text:p>
      <text:p text:style-name="P6" loext:marker-style-name="T3"><text:span text:style-name="T3">print(kopie_barvy) <text:s/># Upravený seznam</text:span><text:span text:style-name="T3"/></text:p>
      <text:h text:style-name="P2" text:outline-level="3" loext:marker-style-name="T1"><text:span text:style-name="T1">6. Najít největší a nejmenší číslo v seznamu</text:span><text:span text:style-name="T1"/></text:h>
      <text:list text:style-name="WWNum6">
        <text:list-item>
          <text:p text:style-name="P17" loext:marker-style-name="T2"><text:span text:style-name="T2">Vytvoř seznam obsahující pět náhodných čísel.</text:span><text:span text:style-name="T2"/></text:p>
        </text:list-item>
      </text:list>
      <text:p text:style-name="P6" loext:marker-style-name="T3"><text:span text:style-name="T3"># Vytvoření seznamu čísel</text:span><text:span text:style-name="T3"/></text:p>
      <text:p text:style-name="P6" loext:marker-style-name="T3"><text:span text:style-name="T3">cisla = [10, 25, 5, 15, 30]</text:span><text:span text:style-name="T3"/></text:p>
      <text:p text:style-name="P22" loext:marker-style-name="T3"/>
      <text:p text:style-name="P6" loext:marker-style-name="T3"><text:span text:style-name="T3"># Najdi největší a nejmenší číslo</text:span><text:span text:style-name="T3"/></text:p>
      <text:p text:style-name="P6" loext:marker-style-name="T3"><text:span text:style-name="T3">nejvetsi = max(cisla)</text:span><text:span text:style-name="T3"/></text:p>
      <text:p text:style-name="P6" loext:marker-style-name="T3"><text:span text:style-name="T3">nejmensi = min(cisla)</text:span><text:span text:style-name="T3"/></text:p>
      <text:p text:style-name="P22" loext:marker-style-name="T3"/>
      <text:p text:style-name="P6" loext:marker-style-name="T3"><text:span text:style-name="T3">print(f"Největší číslo: {nejvetsi}")</text:span><text:span text:style-name="T3"/></text:p>
      <text:p text:style-name="P6" loext:marker-style-name="T3"><text:span text:style-name="T3">print(f"Nejmenší číslo: {nejmensi}")</text:span><text:span text:style-name="T3"/></text:p>
      <text:h text:style-name="P2" text:outline-level="3" loext:marker-style-name="T1"><text:span text:style-name="T1">7. Spojení dvou seznamů</text:span><text:span text:style-name="T1"/></text:h>
      <text:list text:style-name="WWNum7">
        <text:list-item>
          <text:p text:style-name="P18" loext:marker-style-name="T2"><text:span text:style-name="T2">Vytvoř dva seznamy, každý obsahující tři různá jídla.</text:span><text:span text:style-name="T2"/></text:p>
        </text:list-item>
        <text:list-item>
          <text:p text:style-name="P19" loext:marker-style-name="T2"><text:span text:style-name="T2">Spoj oba seznamy do jednoho a vytiskni výsledný seznam.</text:span><text:span text:style-name="T2"/></text:p>
        </text:list-item>
      </text:list>
      <text:p text:style-name="P6" loext:marker-style-name="T3"><text:span text:style-name="T3"># Vytvoření seznamů jídel</text:span><text:span text:style-name="T3"/></text:p>
      <text:p text:style-name="P6" loext:marker-style-name="T3"><text:span text:style-name="T3">jidla_1 = ['pizza', 'burger', 'salat']</text:span><text:span text:style-name="T3"/></text:p>
      <text:p text:style-name="P6" loext:marker-style-name="T3"><text:span text:style-name="T3">jidla_2 = ['těstoviny', 'polévka', 'zmrzlina']</text:span><text:span text:style-name="T3"/></text:p>
      <text:p text:style-name="P22" loext:marker-style-name="T3"/>
      <text:p text:style-name="P6" loext:marker-style-name="T3"><text:span text:style-name="T3"># Spojení seznamů</text:span><text:span text:style-name="T3"/></text:p>
      <text:p text:style-name="P6" loext:marker-style-name="T3"><text:span text:style-name="T3">vsechny_jidla = jidla_1 + jidla_2</text:span><text:span text:style-name="T3"/></text:p>
      <text:p text:style-name="P22" loext:marker-style-name="T3"/>
      <text:p text:style-name="P6" loext:marker-style-name="T3"><text:span text:style-name="T3">print(vsechny_jidla)</text:span><text:span text:style-name="T3"/></text:p>
      <text:h text:style-name="P23" text:outline-level="3" loext:marker-style-name="T1"/>
      <text:h text:style-name="P23" text:outline-level="3" loext:marker-style-name="T1"/>
      <text:h text:style-name="P2" text:outline-level="3" loext:marker-style-name="T1"><text:soft-page-break/><text:span text:style-name="T1">8. Počítání výskytů</text:span><text:span text:style-name="T1"/></text:h>
      <text:list text:style-name="WWNum8">
        <text:list-item>
          <text:p text:style-name="P20" loext:marker-style-name="T2"><text:span text:style-name="T2">Vytvoř seznam obsahující několik názvů ovoce, kde některé se opakují.</text:span><text:span text:style-name="T2"/></text:p>
        </text:list-item>
        <text:list-item>
          <text:p text:style-name="P21" loext:marker-style-name="T2"><text:span text:style-name="T2">Počítej, kolikrát se určité ovoce v seznamu vyskytuje.</text:span><text:span text:style-name="T2"/></text:p>
        </text:list-item>
      </text:list>
      <text:p text:style-name="P6" loext:marker-style-name="T3"><text:span text:style-name="T3"># Vytvoření seznamu ovoce</text:span><text:span text:style-name="T3"/></text:p>
      <text:p text:style-name="P6" loext:marker-style-name="T3"><text:span text:style-name="T3">ovoce = ['jablko', 'banán', 'hruška', 'jablko', 'pomelo', 'banán']</text:span><text:span text:style-name="T3"/></text:p>
      <text:p text:style-name="P22" loext:marker-style-name="T3"/>
      <text:p text:style-name="P6" loext:marker-style-name="T3"><text:span text:style-name="T3"># Počítání výskytů</text:span><text:span text:style-name="T3"/></text:p>
      <text:p text:style-name="P6" loext:marker-style-name="T3"><text:span text:style-name="T3">pocet_jablka = ovoce.count('jablko')</text:span><text:span text:style-name="T3"/></text:p>
      <text:p text:style-name="P22" loext:marker-style-name="T3"/>
      <text:p text:style-name="P6" loext:marker-style-name="T3"><text:span text:style-name="T3">print(f"Jablko se vyskytuje {pocet_jablka} krát.")</text:span><text:span text:style-name="T3"/></text:p>
      <text:p text:style-name="P22" loext:marker-style-name="T3"/>
      <text:p text:style-name="P22" loext:marker-style-name="T3"/>
      <text:h text:style-name="P2" text:outline-level="3" loext:marker-style-name="T1"><text:span text:style-name="T1">9. Nahrazení prvku z jiného listu</text:span><text:span text:style-name="T1"/></text:h>
      <text:list text:continue-numbering="true" text:style-name="WWNum8">
        <text:list-item>
          <text:p text:style-name="P20" loext:marker-style-name="T2">Najít index prvku, který chceš nahradit<text:span text:style-name="T2">.</text:span><text:span text:style-name="T2"/></text:p>
        </text:list-item>
        <text:list-item>
          <text:p text:style-name="P21" loext:marker-style-name="T2">Změnit prvek na jiný prvek ze seznamu <text:span text:style-name="HTML_20_Code"><text:span text:style-name="T4">zelenina</text:span></text:span><text:span text:style-name="T2">.</text:span></text:p>
        </text:list-item>
      </text:list>
      <text:p text:style-name="P6" loext:marker-style-name="T3"><text:span text:style-name="T3">ovoce = ['jablko', 'banán', 'hruška', 'pomeranč', 'jahoda']</text:span><text:span text:style-name="T3"/></text:p>
      <text:p text:style-name="P6" loext:marker-style-name="T3"><text:span text:style-name="T3">zelenina = ['mrkev', 'brokolice', 'špenát', 'okurka', 'rajče']</text:span><text:span text:style-name="T3"/></text:p>
      <text:p text:style-name="P22" loext:marker-style-name="T3"/>
      <text:p text:style-name="P6" loext:marker-style-name="T3"><text:span text:style-name="T3"># Najdeme index 'jablka' v seznamu 'ovoce'</text:span><text:span text:style-name="T3"/></text:p>
      <text:p text:style-name="P6" loext:marker-style-name="T3"><text:span text:style-name="T3">index_jablko = ovoce.index('jablko')</text:span><text:span text:style-name="T3"/></text:p>
      <text:p text:style-name="P22" loext:marker-style-name="T3"/>
      <text:p text:style-name="P6" loext:marker-style-name="T3"><text:span text:style-name="T3"># Nahradíme 'jablko' za 'špenát' ze seznamu 'zelenina'</text:span><text:span text:style-name="T3"/></text:p>
      <text:p text:style-name="P6" loext:marker-style-name="T3"><text:span text:style-name="T3">ovoce[index_jablko] = zelenina[2]</text:span><text:span text:style-name="T3"/></text:p>
      <text:p text:style-name="P22" loext:marker-style-name="T3"/>
      <text:p text:style-name="P6" loext:marker-style-name="T3"><text:span text:style-name="T3"># Výsledný seznam ovoce</text:span><text:span text:style-name="T3"/></text:p>
      <text:p text:style-name="P6" loext:marker-style-name="T3"><text:span text:style-name="T3">print(ovoce)</text:span><text:span text:style-name="T3"/></text:p>
      <text:p text:style-name="P6" loext:marker-style-name="T3"><text:span text:style-name="T3">['špenát', 'banán', 'hruška', 'pomeranč', 'jahoda']</text:span><text:span text:style-name="T3"/></text:p>
      <text:p text:style-name="P22" loext:marker-style-name="T3"/>
      <text:h text:style-name="P23" text:outline-level="3" loext:marker-style-name="T1"/>
      <text:h text:style-name="P23" text:outline-level="3" loext:marker-style-name="T1"/>
      <text:p text:style-name="P22" loext:marker-style-name="T3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Standard" loext:linked-style-name="Nadpis_20_3_20_Char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cs" style:country-asian="CZ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TML_20_Preformatted" style:display-name="HTML Preformatted" style:family="paragraph" style:parent-style-name="Standard" loext:linked-style-name="Formátovaný_20_v_20_HTML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cs" style:country-asian="CZ" style:font-name-complex="Courier New1" style:font-family-complex="'Courier New'" style:font-family-generic-complex="system" style:font-pitch-complex="variable" style:font-size-complex="10pt"/>
    </style:style>
    <style:style style:name="Default_20_Paragraph_20_Font_20__28_WW_29_" style:display-name="Default Paragraph Font (WW)" style:family="text"/>
    <style:style style:name="Nadpis_20_3_20_Char" style:display-name="Nadpis 3 Char" style:family="text" style:parent-style-name="Default_20_Paragraph_20_Font_20__28_WW_29_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cs" style:country-asian="CZ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Formátovaný_20_v_20_HTML_20_Char" style:display-name="Formátovaný v HTML Ch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cs" style:country-asian="CZ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js-comment" style:family="text" style:parent-style-name="Default_20_Paragraph_20_Font_20__28_WW_29_"/>
    <style:style style:name="hljs-string" style:family="text" style:parent-style-name="Default_20_Paragraph_20_Font_20__28_WW_29_"/>
    <style:style style:name="hljs-built_5f_in" style:display-name="hljs-built_in" style:family="text" style:parent-style-name="Default_20_Paragraph_20_Font_20__28_WW_29_"/>
    <style:style style:name="hljs-number" style:family="text" style:parent-style-name="Default_20_Paragraph_20_Font_20__28_WW_29_"/>
    <style:style style:name="hljs-keyword" style:family="text" style:parent-style-name="Default_20_Paragraph_20_Font_20__28_WW_29_"/>
    <style:style style:name="hljs-literal" style:family="text" style:parent-style-name="Default_20_Paragraph_20_Font_20__28_WW_29_"/>
    <style:style style:name="hljs-subst" style:family="text" style:parent-style-name="Default_20_Paragraph_20_Font_20__28_WW_29_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itram</meta:initial-creator>
    <dc:creator>nitram</dc:creator>
    <meta:editing-cycles>1</meta:editing-cycles>
    <meta:creation-date>2024-08-28T07:27:00</meta:creation-date>
    <dc:date>2024-08-28T08:30:00</dc:date>
    <meta:editing-duration>PT1H3M</meta:editing-duration>
    <meta:generator>LibreOffice/7.6.7.2$Windows_X86_64 LibreOffice_project/dd47e4b30cb7dab30588d6c79c651f218165e3c5</meta:generator>
    <meta:document-statistic meta:table-count="0" meta:image-count="0" meta:object-count="0" meta:page-count="3" meta:paragraph-count="93" meta:word-count="467" meta:character-count="3119" meta:non-whitespace-character-count="2759"/>
    <meta:user-defined meta:name="AppVersion">16.0000</meta:user-defined>
    <meta:template xlink:type="simple" xlink:actuate="onRequest" xlink:title="Normal" xlink:href=""/>
  </office:meta>
</office:document-meta>
</file>